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fo:background-color="#ffff00" style:font-weight-asian="normal" style:font-weight-complex="normal"/>
    </style:style>
    <style:style style:name="P3" style:family="paragraph" style:parent-style-name="Standard" style:list-style-name="L4">
      <style:text-properties fo:font-weight="normal" fo:background-color="#ffff00" style:font-weight-asian="normal" style:font-weight-complex="normal"/>
    </style:style>
    <style:style style:name="P4" style:family="paragraph" style:parent-style-name="Standard" style:list-style-name="L5">
      <style:text-properties fo:font-weight="normal" fo:background-color="#ffff00" style:font-weight-asian="normal" style:font-weight-complex="normal"/>
    </style:style>
    <style:style style:name="P5" style:family="paragraph" style:parent-style-name="Standard" style:list-style-name="L2"/>
    <style:style style:name="P6" style:family="paragraph" style:parent-style-name="Standard">
      <style:text-properties fo:font-weight="bold" fo:background-color="#ffff00" style:font-weight-asian="bold" style:font-weight-complex="bold"/>
    </style:style>
    <style:style style:name="P7" style:family="paragraph" style:parent-style-name="Standard">
      <style:text-properties fo:background-color="#ffff00"/>
    </style:style>
    <style:style style:name="P8" style:family="paragraph" style:parent-style-name="Standard" style:list-style-name="L2">
      <style:text-properties fo:background-color="#ffff00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Html &amp; CSS</text:span></text:p>
      <text:list xml:id="list4044162326831169512" text:style-name="L2">
        <text:list-item>
          <text:p text:style-name="P8">Consumer Landing Page Html &amp; CSS</text:p>
        </text:list-item>
        <text:list-item>
          <text:p text:style-name="P8">Driver Landing Page <text:s/>Html &amp; CSS</text:p>
        </text:list-item>
        <text:list-item>
          <text:p text:style-name="P8">Instant booking Page Html &amp; CSS</text:p>
        </text:list-item>
        <text:list-item>
          <text:p text:style-name="P8">Sign in Page Html &amp; CSS</text:p>
        </text:list-item>
      </text:list>
      <text:p text:style-name="P7"/>
      <text:p text:style-name="Standard"><text:span text:style-name="T1">Functions</text:span></text:p>
      <text:list xml:id="list31288962" text:continue-numbering="true" text:style-name="L2">
        <text:list-item>
          <text:p text:style-name="P5">The page authentication needs to be completed.</text:p>
        </text:list-item>
        <text:list-item>
          <text:p text:style-name="P5">When you create a user account it doesn't log you in.</text:p>
        </text:list-item>
        <text:list-item>
          <text:p text:style-name="P5">Payment when we get back a status change.</text:p>
        </text:list-item>
        <text:list-item>
          <text:p text:style-name="P5">Need to change the status in the my bookings when status changes.</text:p>
        </text:list-item>
        <text:list-item>
          <text:p text:style-name="P5">The email function never stops need to find a way to stop it.</text:p>
        </text:list-item>
        <text:list-item>
          <text:p text:style-name="P5">Sign out needs to work.</text:p>
        </text:list-item>
        <text:list-item>
          <text:p text:style-name="P5">Sort out the price calculator at the bottom </text:p>
        </text:list-item>
        <text:list-item>
          <text:p text:style-name="P5">bring the driver name and number In when the status changes to </text:p>
        </text:list-item>
        <text:list-item>
          <text:p text:style-name="P5">Some sort of notification when a job has been completed.</text:p>
        </text:list-item>
        <text:list-item>
          <text:p text:style-name="P5">Cancel Job Function needs to cancel job in t-dispatch</text:p>
        </text:list-item>
        <text:list-item>
          <text:p text:style-name="P5">Once a job is completed it need to remove from Live Jobs and go into job history.</text:p>
        </text:list-item>
      </text:list>
      <text:p text:style-name="Standard"><text:tab/></text:p>
      <text:p text:style-name="P7"><text:span text:style-name="T1"><text:tab/>Verification</text:span></text:p>
      <text:list xml:id="list3198664900844903939" text:style-name="L4">
        <text:list-item>
          <text:p text:style-name="P3">Verification of the consumer sign up page</text:p>
        </text:list-item>
        <text:list-item>
          <text:p text:style-name="P3">Verification of the driver sign up page</text:p>
        </text:list-item>
        <text:list-item>
          <text:p text:style-name="P3">Verification of the booking page</text:p>
        </text:list-item>
        <text:list-item>
          <text:p text:style-name="P3">Email Verification</text:p>
        </text:list-item>
        <text:list-item>
          <text:p text:style-name="P3">Verification for the routes </text:p>
        </text:list-item>
      </text:list>
      <text:p text:style-name="P1"/>
      <text:p text:style-name="P6"><text:tab/>Error Messages</text:p>
      <text:list xml:id="list556225768891901485" text:style-name="L5">
        <text:list-item>
          <text:p text:style-name="P4">Error Message for the Consumer sign up page</text:p>
        </text:list-item>
        <text:list-item>
          <text:p text:style-name="P4">Error Message for the Driver sign up page</text:p>
        </text:list-item>
        <text:list-item>
          <text:p text:style-name="P4">Error Message for the Sign in Page </text:p>
        </text:list-item>
        <text:list-item>
          <text:p text:style-name="P4">Error message from if booking doesn't go through </text:p>
        </text:list-item>
        <text:list-item>
          <text:p text:style-name="P4">Error Message for card set up </text:p>
        </text:list-item>
        <text:list-item>
          <text:p text:style-name="P4">Error message if email isn't sent</text:p>
        </text:list-item>
        <text:list-item>
          <text:p text:style-name="P4">Error Message if job doesn't cancel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8T19:35:29.11</meta:creation-date>
    <dc:date>2016-04-14T11:11:58.74</dc:date>
    <meta:editing-duration>P5DT15H35M54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32" meta:word-count="244" meta:character-count="1202"/>
  </office:meta>
</office:document-meta>
</file>